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2.655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5.06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ulukko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>
          <table:table-cell/>
          <table:table-cell office:value-type="string" calcext:value-type="string">
            <text:p>prs-taiv-muoto</text:p>
          </table:table-cell>
          <table:table-cell office:value-type="string" calcext:value-type="string">
            <text:p>partisiippi liittomuodossa</text:p>
          </table:table-cell>
          <table:table-cell office:value-type="string" calcext:value-type="string">
            <text:p>kieltoverbi</text:p>
          </table:table-cell>
          <table:table-cell office:value-type="string" calcext:value-type="string">
            <text:p>infinitiivi</text:p>
          </table:table-cell>
          <table:table-cell office:value-type="string" calcext:value-type="string">
            <text:p>partisiippi ei liittom.</text:p>
          </table:table-cell>
          <table:table-cell office:value-type="string" calcext:value-type="string">
            <text:p>minen</text:p>
          </table:table-cell>
          <table:table-cell office:value-type="string" calcext:value-type="string">
            <text:p>muu teonnimi</text:p>
          </table:table-cell>
          <table:table-cell office:value-type="string" calcext:value-type="string">
            <text:p>hukassa</text:p>
          </table:table-cell>
          <table:table-cell office:value-type="string" calcext:value-type="string">
            <text:p>TARKIST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uos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2:.I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lm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:.I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:.I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hmin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:.I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 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6:.I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yny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7:.I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ää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8:.I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9:.I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0:.I1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:.I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koj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2:.I1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us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:.I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 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4:.I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ntynyt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5:.I1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atteita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:.I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id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7:.I1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8:.I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hmis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9:.I1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va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0:.I2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pettane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21:.I2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22:.I2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sen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23:.I23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24:.I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syönt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B25:.I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 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26:.I2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ositumpa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27:.I2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28:.I2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skaan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29:.I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ä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0:.I3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ustellaa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31:.I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äin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2:.I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htelulla,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B33:.I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kologiall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4:.I3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5:.I3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rveydellä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6:.I3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ukausiliitte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7:.I3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mittaj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8:.I3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un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39:.I3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0:.I4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mppain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1:.I4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äätti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42:.I4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pett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43:.I4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n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4:.I4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s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45:.I4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uosi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6:.I4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ten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7:.I4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8:.I4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ä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49:.I4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too,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50:.I5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1:.I5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ni.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52:.I5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uos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3:.I5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ten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4:.I5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peti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55:.I5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n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6:.I5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sen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57:.I5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 Vuod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8:.I5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kan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59:.I5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60:.I6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ny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61:.I6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62:.I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etääksen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63:.I6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is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64:.I6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ta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65:.I6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lmest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66:.I6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67:.I6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pahtui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68:.I6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koituksella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69:.I6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yö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0:.I7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kia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1:.I7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2:.I7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rr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3:.I7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hingoss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4:.I7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-- Se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5:.I7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ttä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6:.I7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rttaa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77:.I7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8:.I7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uoden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79:.I7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0:.I8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81:.I8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2:.I8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83:.I8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mmoin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4:.I8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avutus,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B85:.I8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6:.I8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ettavais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7:.I8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88:.I8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89:.I8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lut.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90:.I9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n 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91:.I9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u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92:.I9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ass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93:.I9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kan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94:.I9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vost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95:.I9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tjuravintoloita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96:.I9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vainn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97:.I9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hepiiriin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98:.I9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ittyvie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9:.I9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äsitteid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00:.I10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imutkaisuuden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01:.I10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tun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02:.I10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kema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3:.I10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oteselosteit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B104:.I10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05:.I10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pin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06:.I10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tsema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07:.I10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up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08:.I10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llyltä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09:.I10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ur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0:.I11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1:.I1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pateen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2:.I11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k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3:.I11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stuu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14:.I11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iv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5:.I11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ksamakkaralt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6:.I11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kain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7:.I11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omalain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8:.I1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okaleht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19:.I11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20:.I12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ränny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21:.I12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hkuttama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22:.I12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ruoka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23:.I1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intol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24:.I1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25:.I1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vintol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26:.I12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rjoaa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27:.I12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28:.I12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tittyjä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29:.I1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annoksia,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0:.I13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1:.I13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2:.I13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ok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3:.I13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ns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4:.I13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etjuravintol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5:.I13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va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36:.I13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lee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37:.I13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ppaina: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8:.I13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imerkiks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39:.I13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co-ravintoloiss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0:.I14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kaise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1:.I14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rilaise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2:.I14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i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43:.I14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h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4:.I14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jas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5:.I14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ta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B146:.I14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yhtökaurapihvin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7:.I14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endikkyyten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48:.I14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49:.I14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ntunu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50:.I15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kaval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51:.I15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e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52:.I15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lättävältä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153:.I15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in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54:.I15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net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55:.I15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rkisyy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56:.I15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huvat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B157:.I15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svissyönni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SUM([.B158:.I15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uolest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59:.I15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utta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0:.I16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isaalta: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1:.I16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yömin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62:.I16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163:.I16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siaankaa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4:.I16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165:.I16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i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6:.I16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ärj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7:.I16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.B168:.I16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formula="of:=SUM([.B2:.B168])" office:value-type="float" office:value="21" calcext:value-type="float">
            <text:p>21</text:p>
          </table:table-cell>
          <table:table-cell table:formula="of:=SUM([.C2:.C168])" office:value-type="float" office:value="14" calcext:value-type="float">
            <text:p>14</text:p>
          </table:table-cell>
          <table:table-cell table:formula="of:=SUM([.D2:.D168])" office:value-type="float" office:value="3" calcext:value-type="float">
            <text:p>3</text:p>
          </table:table-cell>
          <table:table-cell table:formula="of:=SUM([.E2:.E168])" office:value-type="float" office:value="8" calcext:value-type="float">
            <text:p>8</text:p>
          </table:table-cell>
          <table:table-cell table:formula="of:=SUM([.F2:.F168])" office:value-type="float" office:value="3" calcext:value-type="float">
            <text:p>3</text:p>
          </table:table-cell>
          <table:table-cell table:formula="of:=SUM([.G2:.G168])" office:value-type="float" office:value="4" calcext:value-type="float">
            <text:p>4</text:p>
          </table:table-cell>
          <table:table-cell table:formula="of:=SUM([.H2:.H168])" office:value-type="float" office:value="5" calcext:value-type="float">
            <text:p>5</text:p>
          </table:table-cell>
          <table:table-cell table:formula="of:=SUM([.I2:.I168])" office:value-type="float" office:value="110" calcext:value-type="float">
            <text:p>110</text:p>
          </table:table-cell>
          <table:table-cell table:formula="of:=SUM([.B169:.I169])" office:value-type="float" office:value="168" calcext:value-type="float">
            <text:p>168</text:p>
          </table:table-cell>
          <table:table-cell table:number-columns-repeated="1014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8P0" style:volatile="true" number:language="en" number:country="ZA">
      <number:text>R </number:text>
      <number:number number:decimal-places="0" number:min-integer-digits="1" number:grouping="true"/>
    </number:number-style>
    <number:number-style style:name="N10108" number:language="en" number:country="ZA">
      <number:text>R -</number:text>
      <number:number number:decimal-places="0" number:min-integer-digits="1" number:grouping="true"/>
      <style:map style:condition="value()&gt;=0" style:apply-style-name="N10108P0"/>
    </number:number-style>
    <number:number-style style:name="N10109P0" style:volatile="true" number:language="en" number:country="ZA">
      <number:text>R </number:text>
      <number:number number:decimal-places="0" number:min-integer-digits="1" number:grouping="true"/>
    </number:number-style>
    <number:number-style style:name="N10109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2" number:min-integer-digits="1" number:grouping="true"/>
    </number:number-style>
    <number:number-style style:name="N10110" number:language="en" number:country="ZA">
      <number:text>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ZA">
      <number:day number:style="long"/>
      <number:text>-</number:text>
      <number:month number:textual="true"/>
    </number:date-style>
    <number:date-style style:name="N10114" number:language="en" number:country="ZA">
      <number:month number:textual="true"/>
      <number:text>-</number:text>
      <number:year/>
    </number:date-style>
    <number:date-style style:name="N10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ZA">
      <number:number number:decimal-places="0" number:min-integer-digits="1" number:grouping="true"/>
    </number:number-style>
    <number:number-style style:name="N10116" number:language="en" number:country="ZA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ZA">
      <number:number number:decimal-places="0" number:min-integer-digits="1" number:grouping="true"/>
    </number:number-style>
    <number:number-style style:name="N10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2" number:min-integer-digits="1" number:grouping="true"/>
    </number:number-style>
    <number:number-style style:name="N10118" number:language="en" number:country="ZA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number:min-integer-digits="1" number:grouping="true"/>
    </number:number-style>
    <number:number-style style:name="N10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ZA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0P2" style:volatile="true" number:language="en" number:country="ZA">
      <number:text> </number:text>
      <loext:fill-character> </loext:fill-character>
      <number:text>- </number:text>
    </number:number-style>
    <number:text-style style:name="N10120" number:language="en" number:country="Z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ZA">
      <number:text> R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ZA">
      <number:text> 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1P2" style:volatile="true" number:language="en" number:country="ZA">
      <number:text> R </number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ZA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2P2" style:volatile="true" number:language="en" number:country="ZA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number:text> R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ZA">
      <number:text> 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3P2" style:volatile="true" number:language="en" number:country="ZA">
      <number:text> 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ulukko1" style:display-name="PageStyle_Taulukk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Routarinne</meta:initial-creator>
    <dc:creator>Stobe </dc:creator>
    <meta:creation-date>2017-06-21T14:24:06</meta:creation-date>
    <dc:date>2017-09-24T15:53:09.92788337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520" meta:object-count="0"/>
    <meta:user-defined meta:name="AppVersion">14.0300</meta:user-defined>
    <meta:user-defined meta:name="Company">Helsingin yliopis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